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Lobster4" svg:font-family="Lobster" style:font-adornments="標準" style:font-pitch="variable"/>
    <style:font-face style:name="Lobster" svg:font-family="Lobster" style:font-adornments="粗體" style:font-pitch="variable"/>
    <style:font-face style:name="Source Sans Pro" svg:font-family="'Source Sans Pro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標楷體3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obster2" svg:font-family="Lobster" style:font-family-generic="system" style:font-pitch="variable"/>
    <style:font-face style:name="Lobster1" svg:font-family="Lobster" style:font-adornments="標準" style:font-family-generic="system" style:font-pitch="variable"/>
    <style:font-face style:name="Lobster3" svg:font-family="Lobster" style:font-adornments="粗體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5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6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 smil:type="barWipe" smil:subtype="topToBottom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topToBottom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r8" style:family="presentation" style:parent-style-name="Vivid2-subtitle">
      <style:graphic-properties draw:fill-color="#ffffff" fo:min-height="12.19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37cm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Lobster4" fo:font-size="24pt" fo:font-style="normal" fo:text-shadow="none" style:text-underline-style="none" fo:font-weight="normal" style:letter-kerning="true" style:font-name-asian="標楷體2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四邊形分類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60112鍾定栩</text:p>
            <text:p text:style-name="P1">2022/12/1製作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 xml:id="id2" draw:id="id2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 presentation:user-transformed="true">
          <draw:text-box>
            <text:list text:style-name="L2">
              <text:list-item>
                <text:p text:style-name="P5">我的深入探討<text:tab/><text:tab/>P.7</text:p>
                <text:list>
                  <text:list-item>
                    <text:p text:style-name="P5">從六種扣條扣出不同形態的四邊形<text:tab/><text:tab/>P.7</text:p>
                  </text:list-item>
                  <text:list-item>
                    <text:p text:style-name="P5">不同定義的分類<text:tab/>P.8</text:p>
                  </text:list-item>
                  <text:list-item>
                    <text:p text:style-name="P5">定義下的形體名稱<text:tab/><text:tab/><text:tab/><text:tab/><text:tab/><text:tab/><text:tab/>P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 xml:id="id3" draw:id="id3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四邊形分類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 xml:id="id4" draw:id="id4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學習四邊形的分類條件及名稱。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 xml:id="id5" draw:id="id5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扣條</text:p>
              </text:list-item>
              <text:list-item>
                <text:p text:style-name="P5">四邊形圖卡</text:p>
              </text:list-item>
              <text:list-item>
                <text:p text:style-name="P5">分類學習單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 xml:id="id6" draw:id="id6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用扣條分類四邊形並說明方法。</text:p>
              </text:list-item>
              <text:list-item>
                <text:p text:style-name="P5">分類圖卡並說明。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 xml:id="id7" draw:id="id7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從六種扣條扣出不同形態的四邊形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可用不同數量(顏色)的扣條分類。</text:p>
              </text:list-item>
              <text:list-item>
                <text:p text:style-name="P5">可用各個邊的長度分類。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 xml:id="id8" draw:id="id8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不同定義的分類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四條等長的邊和四個直角。</text:p>
              </text:list-item>
              <text:list-item>
                <text:p>四個直角。</text:p>
              </text:list-item>
              <text:list-item>
                <text:p>四條等長的邊。</text:p>
              </text:list-item>
              <text:list-item>
                <text:p>兩對互相平行的邊。</text:p>
              </text:list-item>
              <text:list-item>
                <text:p><text:span text:style-name="T1">只有</text:span>一對平行的邊。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 xml:id="id9" draw:id="id9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定義下的形體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<text:span text:style-name="T2">正方形：</text:span>四條等長的邊和四個直角。</text:p>
              </text:list-item>
              <text:list-item>
                <text:p text:style-name="P7"><text:span text:style-name="T2">長方形：</text:span>四個直角。</text:p>
              </text:list-item>
              <text:list-item>
                <text:p text:style-name="P7"><text:span text:style-name="T2">菱形：</text:span>四條等長的邊。</text:p>
              </text:list-item>
              <text:list-item>
                <text:p text:style-name="P7"><text:span text:style-name="T2">平行四邊形：</text:span>兩對互相平行的邊。</text:p>
              </text:list-item>
              <text:list-item>
                <text:p text:style-name="P7"><text:span text:style-name="T2">梯形：</text:span><text:span text:style-name="T1">只有</text:span>一對平行的邊。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2" presentation:presentation-page-layout-name="AL4T32" presentation:use-date-time-name="dtd1" xml:id="id10" draw:id="id10">
        <office:forms form:automatic-focus="false" form:apply-design-mode="false"/>
        <draw:frame presentation:style-name="pr8" draw:text-style-name="P8" draw:layer="layout" svg:width="25.199cm" svg:height="12.191cm" svg:x="1.397cm" svg:y="1.752cm" presentation:class="subtitle" presentation:user-transformed="true">
          <draw:text-box>
            <text:p><text:span text:style-name="T3">我的報告到此結束，謝謝大家！</text:span></text:p>
            <text:p><text:span text:style-name="T3">Thank you for listening!</text:span></text:p>
            <text:p><text:span text:style-name="T3"/></text:p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Lobster4" svg:font-family="Lobster" style:font-adornments="標準" style:font-pitch="variable"/>
    <style:font-face style:name="Lobster" svg:font-family="Lobster" style:font-adornments="粗體" style:font-pitch="variable"/>
    <style:font-face style:name="Source Sans Pro" svg:font-family="'Source Sans Pro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標楷體3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obster2" svg:font-family="Lobster" style:font-family-generic="system" style:font-pitch="variable"/>
    <style:font-face style:name="Lobster1" svg:font-family="Lobster" style:font-adornments="標準" style:font-family-generic="system" style:font-pitch="variable"/>
    <style:font-face style:name="Lobster3" svg:font-family="Lobster" style:font-adornments="粗體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5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6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Lobster" fo:font-family="Lobster" style:font-style-name="粗體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1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Lobster4" fo:font-family="Lobster" style:font-style-name="標準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Lobster4" fo:font-family="Lobster" style:font-style-name="標準" style:font-pitch="variable" fo:font-size="24pt" fo:font-style="normal" fo:text-shadow="none" style:text-underline-style="none" fo:font-weight="normal" style:letter-kerning="true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Lobster4" fo:font-family="Lobster" style:font-style-name="標準" style:font-pitch="variable" fo:font-size="45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Lobster4" fo:font-family="Lobster" style:font-style-name="標準" style:font-pitch="variable" fo:font-size="40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1H2M8S</meta:editing-duration>
    <meta:editing-cycles>28</meta:editing-cycles>
    <meta:generator>LibreOffice/7.1.6.2$Windows_X86_64 LibreOffice_project/0e133318fcee89abacd6a7d077e292f1145735c3</meta:generator>
    <dc:title>Vivid</dc:title>
    <dc:date>2022-12-01T17:32:02.916000000</dc:date>
    <meta:document-statistic meta:object-count="84"/>
  </office:meta>
</office:document-meta>
</file>